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style:style style:name="ce1" style:family="table-cell" style:parent-style-name="Default">
      <style:table-cell-properties fo:background-color="#a3238e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eeeee" fo:border="0.74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#eeeeee" style:shrink-to-fit="false"/>
      <style:text-properties fo:font-size="29pt" style:font-size-asian="29pt" style:font-size-complex="29pt"/>
    </style:style>
    <style:style style:name="ce5" style:family="table-cell" style:parent-style-name="Default" style:data-style-name="N0">
      <style:table-cell-properties fo:background-color="#eeeeee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c42b3e" fo:border="0.74pt solid #a79088"/>
      <style:text-properties fo:color="#f7f3e6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406c9f" style:text-align-source="fix" style:repeat-content="false" fo:border="0.74pt solid #666666"/>
      <style:paragraph-properties fo:text-align="center" fo:margin-left="0pt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adc5e7" style:text-align-source="fix" style:repeat-content="false" fo:border="0.74pt solid #666666"/>
      <style:paragraph-properties fo:text-align="center" fo:margin-left="0pt"/>
      <style:text-properties fo:color="#333333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666666"/>
      <style:paragraph-properties fo:text-align="center" fo:margin-left="0pt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c99d3a" fo:border="0.74pt solid #a79088"/>
      <style:text-properties fo:color="#352020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0">
      <style:table-cell-properties fo:background-color="#eeeeee"/>
      <style:text-properties fo:font-size="9pt" style:font-size-asian="9pt" style:font-size-complex="9pt"/>
    </style:style>
    <style:style style:name="ce13" style:family="table-cell" style:parent-style-name="Default" style:data-style-name="N109">
      <style:table-cell-properties fo:background-color="transparent" fo:border="0.74pt solid #666666"/>
      <style:text-properties fo:font-size="9pt" style:font-size-asian="9pt" style:font-size-complex="9pt"/>
    </style:style>
    <style:style style:name="ce14" style:family="table-cell" style:parent-style-name="Default" style:data-style-name="N104">
      <style:table-cell-properties fo:background-color="#eeeeee"/>
      <style:text-properties fo:font-size="9pt" style:font-size-asian="9pt" style:font-size-complex="9pt"/>
    </style:style>
    <style:style style:name="ce15" style:family="table-cell" style:parent-style-name="Default" style:data-style-name="N101">
      <style:table-cell-properties fo:background-color="transparent" fo:border="0.74pt solid #666666"/>
      <style:text-properties fo:font-size="9pt" style:font-size-asian="9pt" style:font-size-complex="9pt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74pt solid #666666"/>
      <style:paragraph-properties fo:text-align="center" fo:margin-left="0pt"/>
      <style:text-properties fo:font-size="9pt" style:font-size-asian="9pt" style:font-size-complex="9pt"/>
    </style:style>
    <style:style style:name="ce17" style:family="table-cell" style:parent-style-name="Default" style:data-style-name="N122">
      <style:table-cell-properties style:text-align-source="fix" style:repeat-content="false" fo:background-color="transparent" fo:border="0.74pt solid #666666"/>
      <style:paragraph-properties fo:text-align="center" fo:margin-left="0pt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a3238e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c42b3e"/>
    </style:style>
    <style:style style:name="ce23" style:family="table-cell" style:parent-style-name="Default">
      <style:table-cell-properties fo:background-color="#c99d3a"/>
    </style:style>
    <style:style style:name="ce24" style:family="table-cell" style:parent-style-name="Default">
      <style:table-cell-properties fo:background-color="#352020"/>
    </style:style>
    <style:style style:name="ce25" style:family="table-cell" style:parent-style-name="Default">
      <style:table-cell-properties fo:background-color="#a79088"/>
    </style:style>
    <style:style style:name="ce26" style:family="table-cell" style:parent-style-name="Default">
      <style:table-cell-properties fo:background-color="#f7f3e6"/>
    </style:style>
    <style:style style:name="ce27" style:family="table-cell" style:parent-style-name="Default">
      <style:table-cell-properties fo:background-color="#406c9f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OFFSET(INDIRECT(&quot;A&quot;&amp;MATCH(&quot;0]array[period type&quot;;[.A$1:.A$1048576];0));0;4;1;4))" table:allow-empty-cell="true" table:display-list="unsorted" table:base-cell-address="'Metric Overview'.N1">
          <table:error-message table:message-type="stop" table:display="true"/>
        </table:content-validation>
        <table:content-validation table:name="val2" table:condition="of:cell-content-is-in-list(OFFSET(INDIRECT(&quot;A&quot;&amp;MATCH(&quot;0]array[year type&quot;;[.A$1:.A$1048576];0));0;4;1;4))" table:allow-empty-cell="true" table:display-list="unsorted" table:base-cell-address="'Metric Overview'.N2">
          <table:error-message table:message-type="stop" table:display="true"/>
        </table:content-validation>
        <table:content-validation table:name="val3" table:condition="of:cell-content-is-in-list([$'Metric Overview'.$E$10:.$H$10])" table:allow-empty-cell="true" table:display-list="unsorted" table:base-cell-address="'Metric Overview'.S1">
          <table:error-message table:message-type="stop" table:display="true"/>
        </table:content-validation>
      </table:content-validations>
      <table:table table:name="Metric Overview" table:style-name="ta1">
        <table:table-column-group table:display="false">
          <table:table-column table:style-name="co1" table:visibility="collapse" table:number-columns-repeated="9" table:default-cell-style-name="ce3"/>
        </table:table-column-group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1" table:default-cell-style-name="ce3"/>
        <table:table-column table:style-name="co2" table:number-columns-repeated="1000" table:default-cell-style-name="ce3"/>
        <table:table-row-group>
          <table:table-row table:style-name="ro1">
            <table:table-cell table:style-name="ce1" office:value-type="string" calcext:value-type="string">
              <text:p>Index</text:p>
            </table:table-cell>
            <table:table-cell table:style-name="ce1" office:value-type="string" calcext:value-type="string">
              <text:p>Sheet</text:p>
            </table:table-cell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Object</text:p>
            </table:table-cell>
            <table:table-cell table:style-name="ce1" office:value-type="string" calcext:value-type="string">
              <text:p>V0</text:p>
            </table:table-cell>
            <table:table-cell table:style-name="ce1" office:value-type="string" calcext:value-type="string">
              <text:p>V1</text:p>
            </table:table-cell>
            <table:table-cell table:style-name="ce1" office:value-type="string" calcext:value-type="string">
              <text:p>V2</text:p>
            </table:table-cell>
            <table:table-cell table:style-name="ce1" office:value-type="string" calcext:value-type="string">
              <text:p>V3</text:p>
            </table:table-cell>
            <table:table-cell table:number-columns-repeated="3"/>
            <table:table-cell table:style-name="ce7" office:value-type="string" calcext:value-type="string">
              <text:p>Period Type</text:p>
            </table:table-cell>
            <table:table-cell table:style-name="ce11" table:content-validation-name="val1" office:value-type="string" calcext:value-type="string">
              <text:p>Service Month</text:p>
            </table:table-cell>
            <table:table-cell table:content-validation-name="val1"/>
            <table:table-cell office:value-type="float" office:value="12" calcext:value-type="float">
              <text:p>12</text:p>
            </table:table-cell>
            <table:table-cell table:style-name="ce7" office:value-type="string" calcext:value-type="string">
              <text:p>Period CR</text:p>
            </table:table-cell>
            <table:table-cell table:style-name="ce11" table:content-validation-name="val1" office:value-type="string" calcext:value-type="string">
              <text:p>{1,3,9,12}</text:p>
            </table:table-cell>
            <table:table-cell/>
            <table:table-cell table:content-validation-name="val3"/>
            <table:table-cell table:number-columns-repeated="1004"/>
          </table:table-row>
          <table:table-row table:style-name="ro1">
            <table:table-cell table:style-name="ce2" table:formula="of:=[.B2]&amp;&quot;]&quot;&amp;[.C2]&amp;&quot;[&quot;&amp;[.D2]" office:value-type="string" office:string-value="1]Title[Main" calcext:value-type="string">
              <text:p>1]Title[Main</text:p>
            </table:table-cell>
            <table:table-cell table:style-name="ce2" table:formula="of:=CELL(&quot;sheet&quot;)" office:value-type="float" office:value="1" calcext:value-type="float">
              <text:p>1</text:p>
            </table:table-cell>
            <table:table-cell table:style-name="ce2" office:value-type="string" calcext:value-type="string">
              <text:p>Title</text:p>
            </table:table-cell>
            <table:table-cell table:style-name="ce2" office:value-type="string" calcext:value-type="string">
              <text:p>Main</text:p>
            </table:table-cell>
            <table:table-cell table:style-name="ce2" table:formula="of:=INDEX([$admin.$A$1:.$H$1048576];MATCH([.$A$1:.$A$1048576];[$admin.$A$1:.$A$1048576];0);COLUMN())" office:value-type="string" office:string-value="Trended Metric Overview" calcext:value-type="string">
              <text:p>Trended Metric Overview</text:p>
            </table:table-cell>
            <table:table-cell table:style-name="ce2" table:formula="of:=INDEX([$admin.$A$1:.$H$1048576];MATCH([.$A$1:.$A$1048576];[$admin.$A$1:.$A$1048576];0);COLUMN())" office:value-type="string" office:string-value="[Title Header 0]" calcext:value-type="string">
              <text:p>[Title Header 0]</text:p>
            </table:table-cell>
            <table:table-cell table:style-name="ce2" table:formula="of:=INDEX([$admin.$A$1:.$H$1048576];MATCH([.$A$1:.$A$1048576];[$admin.$A$1:.$A$1048576];0);COLUMN())" office:value-type="string" office:string-value="[enter value]" calcext:value-type="string">
              <text:p>[enter value]</text:p>
            </table:table-cell>
            <table:table-cell table:style-name="ce2" table:formula="of:=INDEX([$admin.$A$1:.$H$1048576];MATCH([.$A$1:.$A$1048576];[$admin.$A$1:.$A$1048576];0);COLUMN())" office:value-type="string" office:string-value="[enter value]" calcext:value-type="string">
              <text:p>[enter value]</text:p>
            </table:table-cell>
            <table:table-cell table:number-columns-repeated="3"/>
            <table:table-cell table:style-name="ce7" office:value-type="string" calcext:value-type="string">
              <text:p>Year Type</text:p>
            </table:table-cell>
            <table:table-cell table:style-name="ce11" table:content-validation-name="val2" office:value-type="string" calcext:value-type="string">
              <text:p>Fiscal</text:p>
            </table:table-cell>
            <table:table-cell table:content-validation-name="val2"/>
            <table:table-cell office:value-type="float" office:value="91" calcext:value-type="float">
              <text:p>91</text:p>
            </table:table-cell>
            <table:table-cell table:style-name="ce7" office:value-type="string" calcext:value-type="string">
              <text:p>Period DAR</text:p>
            </table:table-cell>
            <table:table-cell table:style-name="ce11" table:content-validation-name="val2" office:value-type="string" calcext:value-type="string">
              <text:p>{91}</text:p>
            </table:table-cell>
            <table:table-cell table:number-columns-repeated="1006"/>
          </table:table-row>
          <table:table-row table:style-name="ro1">
            <table:table-cell table:style-name="ce2" table:formula="of:=[.B3]&amp;&quot;]&quot;&amp;[.C3]&amp;&quot;[&quot;&amp;[.D3]" office:value-type="string" office:string-value="1]Title[Section" calcext:value-type="string">
              <text:p>1]Title[Section</text:p>
            </table:table-cell>
            <table:table-cell table:style-name="ce2" table:formula="of:=CELL(&quot;sheet&quot;)" office:value-type="float" office:value="1" calcext:value-type="float">
              <text:p>1</text:p>
            </table:table-cell>
            <table:table-cell table:style-name="ce2" office:value-type="string" calcext:value-type="string">
              <text:p>Title</text:p>
            </table:table-cell>
            <table:table-cell table:style-name="ce2" office:value-type="string" calcext:value-type="string">
              <text:p>Section</text:p>
            </table:table-cell>
            <table:table-cell table:style-name="ce2" table:formula="of:=INDEX([$admin.$A$1:.$H$1048576];MATCH([.$A$1:.$A$1048576];[$admin.$A$1:.$A$1048576];0);COLUMN())" office:value-type="string" office:string-value="[Section Header 0]" calcext:value-type="string">
              <text:p>[Section Header 0]</text:p>
            </table:table-cell>
            <table:table-cell table:style-name="ce2" table:formula="of:=INDEX([$admin.$A$1:.$H$1048576];MATCH([.$A$1:.$A$1048576];[$admin.$A$1:.$A$1048576];0);COLUMN())" office:value-type="string" office:string-value="[enter value]" calcext:value-type="string">
              <text:p>[enter value]</text:p>
            </table:table-cell>
            <table:table-cell table:style-name="ce2" table:formula="of:=INDEX([$admin.$A$1:.$H$1048576];MATCH([.$A$1:.$A$1048576];[$admin.$A$1:.$A$1048576];0);COLUMN())" office:value-type="string" office:string-value="[enter value]" calcext:value-type="string">
              <text:p>[enter value]</text:p>
            </table:table-cell>
            <table:table-cell table:style-name="ce2" table:formula="of:=INDEX([$admin.$A$1:.$H$1048576];MATCH([.$A$1:.$A$1048576];[$admin.$A$1:.$A$1048576];0);COLUMN())" office:value-type="string" office:string-value="[enter value]" calcext:value-type="string">
              <text:p>[enter value]</text:p>
            </table:table-cell>
            <table:table-cell table:number-columns-repeated="1015"/>
          </table:table-row>
          <table:table-row table:style-name="ro1">
            <table:table-cell table:style-name="ce2" table:formula="of:=[.B4]&amp;&quot;]&quot;&amp;[.C4]&amp;&quot;[&quot;&amp;[.D4]" office:value-type="string" office:string-value="1][" calcext:value-type="string">
              <text:p>1][</text:p>
            </table:table-cell>
            <table:table-cell table:style-name="ce2" table:formula="of:=CELL(&quot;sheet&quot;)" office:value-type="float" office:value="1" calcext:value-type="float">
              <text:p>1</text:p>
            </table:table-cell>
            <table:table-cell table:style-name="ce2" table:number-columns-repeated="2"/>
            <table:table-cell table:style-name="ce2" table:formula="of:=INDEX([$admin.$A$1:.$H$1048576];MATCH([.$A$1:.$A$1048576];[$admin.$A$1:.$A$1048576];0);COLUMN())" office:value-type="string" office:string-value="" calcext:value-type="error">
              <text:p>#N/A</text:p>
            </table:table-cell>
            <table:table-cell table:style-name="ce2" table:formula="of:=INDEX([$admin.$A$1:.$H$1048576];MATCH([.$A$1:.$A$1048576];[$admin.$A$1:.$A$1048576];0);COLUMN())" office:value-type="string" office:string-value="" calcext:value-type="error">
              <text:p>#N/A</text:p>
            </table:table-cell>
            <table:table-cell table:style-name="ce2" table:formula="of:=INDEX([$admin.$A$1:.$H$1048576];MATCH([.$A$1:.$A$1048576];[$admin.$A$1:.$A$1048576];0);COLUMN())" office:value-type="string" office:string-value="" calcext:value-type="error">
              <text:p>#N/A</text:p>
            </table:table-cell>
            <table:table-cell table:style-name="ce2" table:formula="of:=INDEX([$admin.$A$1:.$H$1048576];MATCH([.$A$1:.$A$1048576];[$admin.$A$1:.$A$1048576];0);COLUMN())" office:value-type="string" office:string-value="" calcext:value-type="error">
              <text:p>#N/A</text:p>
            </table:table-cell>
            <table:table-cell table:number-columns-repeated="1015"/>
          </table:table-row>
        </table:table-row-group>
        <table:table-row table:style-name="ro2">
          <table:table-cell table:style-name="ce2" table:formula="of:=[.B5]&amp;&quot;]&quot;&amp;[.C5]&amp;&quot;[&quot;&amp;[.D5]" office:value-type="string" office:string-value="1][" calcext:value-type="string">
            <text:p>1][</text:p>
          </table:table-cell>
          <table:table-cell table:style-name="ce2" table:formula="of:=CELL(&quot;sheet&quot;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2"/>
          <table:table-cell table:style-name="ce4" table:formula="of:=INDEX([.$A$1:.$J$1048576];MATCH(CELL(&quot;sheet&quot;)&amp;&quot;]title[main&quot;;[.$A$1:.$A$1048576];0);ROW())" office:value-type="string" office:string-value="Trended Metric Overview" calcext:value-type="string">
            <text:p>Trended Metric Overview</text:p>
          </table:table-cell>
          <table:table-cell table:number-columns-repeated="1012"/>
        </table:table-row>
        <table:table-row table:style-name="ro3">
          <table:table-cell table:style-name="ce2" table:formula="of:=[.B6]&amp;&quot;]&quot;&amp;[.C6]&amp;&quot;[&quot;&amp;[.D6]" office:value-type="string" office:string-value="1][" calcext:value-type="string">
            <text:p>1][</text:p>
          </table:table-cell>
          <table:table-cell table:style-name="ce2" table:formula="of:=CELL(&quot;sheet&quot;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2"/>
          <table:table-cell table:style-name="ce5" table:formula="of:=INDEX([.$A$1:.$J$1048576];MATCH(CELL(&quot;sheet&quot;)&amp;&quot;]title[main&quot;;[.$A$1:.$A$1048576];0);ROW())" office:value-type="string" office:string-value="[Title Header 0]" calcext:value-type="string">
            <text:p>[Title Header 0]</text:p>
          </table:table-cell>
          <table:table-cell/>
          <table:table-cell table:style-name="ce12"/>
          <table:table-cell table:number-columns-repeated="1010"/>
        </table:table-row>
        <table:table-row table:style-name="ro1">
          <table:table-cell table:style-name="ce2" table:formula="of:=[.B7]&amp;&quot;]&quot;&amp;[.C7]&amp;&quot;[&quot;&amp;[.D7]" office:value-type="string" office:string-value="1][" calcext:value-type="string">
            <text:p>1][</text:p>
          </table:table-cell>
          <table:table-cell table:style-name="ce2" table:formula="of:=CELL(&quot;sheet&quot;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 table:style-name="ce2" table:formula="of:=[.B8]&amp;&quot;]&quot;&amp;[.C8]&amp;&quot;[&quot;&amp;[.D8]" office:value-type="string" office:string-value="1][" calcext:value-type="string">
            <text:p>1][</text:p>
          </table:table-cell>
          <table:table-cell table:style-name="ce2" table:formula="of:=CELL(&quot;sheet&quot;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2"/>
          <table:table-cell table:style-name="ce6" table:formula="of:=INDEX([.$A$1:.$J$1048576];MATCH(CELL(&quot;sheet&quot;)&amp;&quot;]title[section&quot;;[.$A$1:.$A$1048576];0);5)" office:value-type="string" office:string-value="[Section Header 0]" calcext:value-type="string">
            <text:p>[Section Header 0]</text:p>
          </table:table-cell>
          <table:table-cell table:number-columns-repeated="1012"/>
        </table:table-row>
        <table:table-row table:style-name="ro1">
          <table:table-cell table:style-name="ce2" table:formula="of:=[.B9]&amp;&quot;]&quot;&amp;[.C9]&amp;&quot;[&quot;&amp;[.D9]" office:value-type="string" office:string-value="1][" calcext:value-type="string">
            <text:p>1][</text:p>
          </table:table-cell>
          <table:table-cell table:style-name="ce2" table:formula="of:=CELL(&quot;sheet&quot;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table:formula="of:=[.B10]&amp;&quot;]&quot;&amp;[.C10]&amp;&quot;[&quot;&amp;[.D10]" office:value-type="string" office:string-value="0]Array[Period Type" calcext:value-type="string">
            <text:p>0]Array[Period Ty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Period Type</text:p>
          </table:table-cell>
          <table:table-cell table:style-name="ce2" table:formula="of:=INDEX([$admin.$A$1:.$H$1048576];MATCH([.$A$1:.$A$1048576];[$admin.$A$1:.$A$1048576];0);COLUMN())" office:value-type="string" office:string-value="Service Month" calcext:value-type="string">
            <text:p>Service Month</text:p>
          </table:table-cell>
          <table:table-cell table:style-name="ce2" table:formula="of:=INDEX([$admin.$A$1:.$H$1048576];MATCH([.$A$1:.$A$1048576];[$admin.$A$1:.$A$1048576];0);COLUMN())" office:value-type="string" office:string-value="Accounting Period" calcext:value-type="string">
            <text:p>Accounting Period</text:p>
          </table:table-cell>
          <table:table-cell table:style-name="ce2" table:formula="of:=INDEX([$admin.$A$1:.$H$1048576];MATCH([.$A$1:.$A$1048576];[$admin.$A$1:.$A$1048576];0);COLUMN())" office:value-type="string" office:string-value="[enter value]" calcext:value-type="string">
            <text:p>[enter value]</text:p>
          </table:table-cell>
          <table:table-cell table:style-name="ce2" table:formula="of:=INDEX([$admin.$A$1:.$H$1048576];MATCH([.$A$1:.$A$1048576];[$admin.$A$1:.$A$1048576];0);COLUMN())" office:value-type="string" office:string-value="[enter value]" calcext:value-type="string">
            <text:p>[enter value]</text:p>
          </table:table-cell>
          <table:table-cell table:number-columns-repeated="1015"/>
        </table:table-row>
        <table:table-row table:style-name="ro1">
          <table:table-cell table:style-name="ce2" table:formula="of:=[.B11]&amp;&quot;]&quot;&amp;[.C11]&amp;&quot;[&quot;&amp;[.D11]" office:value-type="string" office:string-value="0]Array[Year Type" calcext:value-type="string">
            <text:p>0]Array[Year Ty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Year Type</text:p>
          </table:table-cell>
          <table:table-cell table:style-name="ce2" table:formula="of:=INDEX([$admin.$A$1:.$H$1048576];MATCH([.$A$1:.$A$1048576];[$admin.$A$1:.$A$1048576];0);COLUMN())" office:value-type="string" office:string-value="Fiscal" calcext:value-type="string">
            <text:p>Fiscal</text:p>
          </table:table-cell>
          <table:table-cell table:style-name="ce2" table:formula="of:=INDEX([$admin.$A$1:.$H$1048576];MATCH([.$A$1:.$A$1048576];[$admin.$A$1:.$A$1048576];0);COLUMN())" office:value-type="string" office:string-value="Calendar" calcext:value-type="string">
            <text:p>Calendar</text:p>
          </table:table-cell>
          <table:table-cell table:style-name="ce2" table:formula="of:=INDEX([$admin.$A$1:.$H$1048576];MATCH([.$A$1:.$A$1048576];[$admin.$A$1:.$A$1048576];0);COLUMN())" office:value-type="string" office:string-value="Rolling" calcext:value-type="string">
            <text:p>Rolling</text:p>
          </table:table-cell>
          <table:table-cell table:style-name="ce2" table:formula="of:=INDEX([$admin.$A$1:.$H$1048576];MATCH([.$A$1:.$A$1048576];[$admin.$A$1:.$A$1048576];0);COLUMN())" office:value-type="string" office:string-value="[enter value]" calcext:value-type="string">
            <text:p>[enter value]</text:p>
          </table:table-cell>
          <table:table-cell table:number-columns-repeated="1015"/>
        </table:table-row>
        <table:table-row table:style-name="ro1">
          <table:table-cell table:style-name="ce2" table:formula="of:=[.B12]&amp;&quot;]&quot;&amp;[.C12]&amp;&quot;[&quot;&amp;[.D12]" office:value-type="string" office:string-value="0]Colour[OUATINW" calcext:value-type="string">
            <text:p>0]Colour[OUATIN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lour</text:p>
          </table:table-cell>
          <table:table-cell table:style-name="ce2" office:value-type="string" calcext:value-type="string">
            <text:p>OUATINW</text:p>
          </table:table-cell>
          <table:table-cell table:style-name="ce2" table:formula="of:=INDEX([$admin.$A$1:.$H$1048576];MATCH([.$A$1:.$A$1048576];[$admin.$A$1:.$A$1048576];0);COLUMN())" office:value-type="string" office:string-value="#c42b3e" calcext:value-type="string">
            <text:p>#c42b3e</text:p>
          </table:table-cell>
          <table:table-cell table:style-name="ce2" table:formula="of:=INDEX([$admin.$A$1:.$H$1048576];MATCH([.$A$1:.$A$1048576];[$admin.$A$1:.$A$1048576];0);COLUMN())" office:value-type="string" office:string-value="#c99d3a" calcext:value-type="string">
            <text:p>#c99d3a</text:p>
          </table:table-cell>
          <table:table-cell table:style-name="ce2" table:formula="of:=INDEX([$admin.$A$1:.$H$1048576];MATCH([.$A$1:.$A$1048576];[$admin.$A$1:.$A$1048576];0);COLUMN())" office:value-type="string" office:string-value="#352020" calcext:value-type="string">
            <text:p>#352020</text:p>
          </table:table-cell>
          <table:table-cell table:style-name="ce2" table:formula="of:=INDEX([$admin.$A$1:.$H$1048576];MATCH([.$A$1:.$A$1048576];[$admin.$A$1:.$A$1048576];0);COLUMN())" office:value-type="string" office:string-value="#a79088" calcext:value-type="string">
            <text:p>#a790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L12]+1" office:value-type="float" office:value="1" calcext:value-type="float">
            <text:p>1</text:p>
          </table:table-cell>
          <table:table-cell table:formula="of:=[.M12]+1" office:value-type="float" office:value="2" calcext:value-type="float">
            <text:p>2</text:p>
          </table:table-cell>
          <table:table-cell table:formula="of:=[.N12]+1" office:value-type="float" office:value="3" calcext:value-type="float">
            <text:p>3</text:p>
          </table:table-cell>
          <table:table-cell table:formula="of:=[.O12]+1" office:value-type="float" office:value="4" calcext:value-type="float">
            <text:p>4</text:p>
          </table:table-cell>
          <table:table-cell table:formula="of:=[.P12]+1" office:value-type="float" office:value="5" calcext:value-type="float">
            <text:p>5</text:p>
          </table:table-cell>
          <table:table-cell table:formula="of:=[.Q12]+1" office:value-type="float" office:value="6" calcext:value-type="float">
            <text:p>6</text:p>
          </table:table-cell>
          <table:table-cell table:formula="of:=[.R12]+1" office:value-type="float" office:value="7" calcext:value-type="float">
            <text:p>7</text:p>
          </table:table-cell>
          <table:table-cell table:formula="of:=[.S12]+1" office:value-type="float" office:value="8" calcext:value-type="float">
            <text:p>8</text:p>
          </table:table-cell>
          <table:table-cell table:formula="of:=[.T12]+1" office:value-type="float" office:value="9" calcext:value-type="float">
            <text:p>9</text:p>
          </table:table-cell>
          <table:table-cell table:formula="of:=[.U12]+1" office:value-type="float" office:value="10" calcext:value-type="float">
            <text:p>10</text:p>
          </table:table-cell>
          <table:table-cell table:formula="of:=[.V12]+1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table:formula="of:=[.B13]&amp;&quot;]&quot;&amp;[.C13]&amp;&quot;[&quot;&amp;[.D13]" office:value-type="string" office:string-value="0][" calcext:value-type="string">
            <text:p>0][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3"/>
          <table:table-cell table:style-name="ce8" office:value-type="string" calcext:value-type="string">
            <text:p>[period type]</text:p>
          </table:table-cell>
          <table:table-cell table:style-name="ce8" office:value-type="string" calcext:value-type="string">
            <text:p>AR (Start)</text:p>
          </table:table-cell>
          <table:table-cell table:style-name="ce8" office:value-type="string" calcext:value-type="string">
            <text:p>Chg (Posted)</text:p>
          </table:table-cell>
          <table:table-cell table:style-name="ce8" office:value-type="string" calcext:value-type="string">
            <text:p>Adj (Contract)</text:p>
          </table:table-cell>
          <table:table-cell table:style-name="ce8" office:value-type="string" calcext:value-type="string">
            <text:p>Net Chg</text:p>
          </table:table-cell>
          <table:table-cell table:style-name="ce8" office:value-type="string" calcext:value-type="string">
            <text:p>Pmt (Posted)</text:p>
          </table:table-cell>
          <table:table-cell table:style-name="ce8" office:value-type="string" calcext:value-type="string">
            <text:p>Adj (Refunds)</text:p>
          </table:table-cell>
          <table:table-cell table:style-name="ce8" office:value-type="string" calcext:value-type="string">
            <text:p>Net Pmt</text:p>
          </table:table-cell>
          <table:table-cell table:style-name="ce8" office:value-type="string" calcext:value-type="string">
            <text:p>AR (End)</text:p>
          </table:table-cell>
          <table:table-cell table:style-name="ce8" office:value-type="string" calcext:value-type="string">
            <text:p>DAR (Rolling)</text:p>
          </table:table-cell>
          <table:table-cell table:style-name="ce8" office:value-type="string" calcext:value-type="string">
            <text:p>GCR (Rolling)</text:p>
          </table:table-cell>
          <table:table-cell table:style-name="ce8" office:value-type="string" calcext:value-type="string">
            <text:p>NCR (Rolling)</text:p>
          </table:table-cell>
          <table:table-cell table:number-columns-repeated="1000"/>
        </table:table-row>
        <table:table-row table:style-name="ro1">
          <table:table-cell table:style-name="ce2" table:formula="of:=[.B14]&amp;&quot;]&quot;&amp;[.C14]&amp;&quot;[&quot;&amp;[.D14]" office:value-type="string" office:string-value="0][" calcext:value-type="string">
            <text:p>0][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3"/>
          <table:table-cell table:style-name="ce9" office:value-type="string" calcext:value-type="string">
            <text:p>Variables</text:p>
          </table:table-cell>
          <table:table-cell table:style-name="ce9" table:number-columns-repeated="8"/>
          <table:table-cell table:style-name="ce9" table:formula="of:=[.O2]" office:value-type="float" office:value="91" calcext:value-type="float">
            <text:p>91</text:p>
          </table:table-cell>
          <table:table-cell table:style-name="ce9" table:formula="of:=[.O1]" office:value-type="float" office:value="12" calcext:value-type="float">
            <text:p>12</text:p>
          </table:table-cell>
          <table:table-cell table:style-name="ce9" table:formula="of:=[.O1]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table:formula="of:=[.B15]&amp;&quot;]&quot;&amp;[.C15]&amp;&quot;[&quot;&amp;[.D15]" office:value-type="string" office:string-value="0][" calcext:value-type="string">
            <text:p>0][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3"/>
          <table:table-cell table:style-name="ce10" office:value-type="string" calcext:value-type="string">
            <text:p>[month 0]</text:p>
          </table:table-cell>
          <table:table-cell table:style-name="ce13" table:formula="of:=[.T16]" office:value-type="currency" office:currency="USD" office:value="1690" calcext:value-type="currency">
            <text:p>$1,69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15:.O15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15:.R15])" office:value-type="currency" office:currency="USD" office:value="-10" calcext:value-type="currency">
            <text:p>-$10</text:p>
          </table:table-cell>
          <table:table-cell table:style-name="ce13" table:formula="of:=SUM([.M15:.O15];[.Q15:.R15])" office:value-type="currency" office:currency="USD" office:value="1755" calcext:value-type="currency">
            <text:p>$1,755</text:p>
          </table:table-cell>
          <table:table-cell table:style-name="ce16" table:formula="of:=[.T15]/(SUM([.N15:.N17])/91)" office:value-type="float" office:value="532.35" calcext:value-type="float">
            <text:p>532.4</text:p>
          </table:table-cell>
          <table:table-cell table:style-name="ce17" table:formula="of:=IF(COUNTIFS(OFFSET([.V15];0;-10;[.V$14]);&quot;&lt;&gt;&quot;&amp;&quot;&quot;)&lt;[.V$14];&quot;--&quot;;SUM([.Q15:.Q26])*-1/SUM([.N15:.N26]))" office:value-type="percentage" office:value="0.2" calcext:value-type="percentage">
            <text:p>20.0%</text:p>
          </table:table-cell>
          <table:table-cell table:style-name="ce17" table:formula="of:=IF(COUNTIFS(OFFSET([.W15];0;-11;[.W$14]);&quot;&lt;&gt;&quot;&amp;&quot;&quot;)&lt;[.W$14];&quot;--&quot;;SUM([.S15:.S27])*-1/SUM([.P15:.P27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style-name="ce2" table:formula="of:=[.B16]&amp;&quot;]&quot;&amp;[.C16]&amp;&quot;[&quot;&amp;[.D16]" office:value-type="string" office:string-value="0][" calcext:value-type="string">
            <text:p>0][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3"/>
          <table:table-cell table:style-name="ce10" office:value-type="string" calcext:value-type="string">
            <text:p>[month -1]</text:p>
          </table:table-cell>
          <table:table-cell table:style-name="ce13" table:formula="of:=[.T17]" office:value-type="currency" office:currency="USD" office:value="1625" calcext:value-type="currency">
            <text:p>$1,62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16:.O16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16:.R16])" office:value-type="currency" office:currency="USD" office:value="-10" calcext:value-type="currency">
            <text:p>-$10</text:p>
          </table:table-cell>
          <table:table-cell table:style-name="ce13" table:formula="of:=SUM([.M16:.O16];[.Q16:.R16])" office:value-type="currency" office:currency="USD" office:value="1690" calcext:value-type="currency">
            <text:p>$1,690</text:p>
          </table:table-cell>
          <table:table-cell table:style-name="ce16" table:formula="of:=[.T16]/(SUM([.N16:.N18])/91)" office:value-type="float" office:value="512.633333333333" calcext:value-type="float">
            <text:p>512.6</text:p>
          </table:table-cell>
          <table:table-cell table:style-name="ce17" table:formula="of:=IF(COUNTIFS(OFFSET([.V16];0;-10;[.V$14]);&quot;&lt;&gt;&quot;&amp;&quot;&quot;)&lt;[.V$14];&quot;--&quot;;SUM([.Q16:.Q27])*-1/SUM([.N16:.N27]))" office:value-type="percentage" office:value="0.2" calcext:value-type="percentage">
            <text:p>20.0%</text:p>
          </table:table-cell>
          <table:table-cell table:style-name="ce17" table:formula="of:=IF(COUNTIFS(OFFSET([.W16];0;-11;[.W$14]);&quot;&lt;&gt;&quot;&amp;&quot;&quot;)&lt;[.W$14];&quot;--&quot;;SUM([.S16:.S28])*-1/SUM([.P16:.P28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style-name="ce2" table:formula="of:=[.B17]&amp;&quot;]&quot;&amp;[.C17]&amp;&quot;[&quot;&amp;[.D17]" office:value-type="string" office:string-value="0][" calcext:value-type="string">
            <text:p>0][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style-name="ce2" table:formula="of:=INDEX([$admin.$A$1:.$H$1048576];MATCH([.$A$1:.$A$1048576];[$admin.$A$1:.$A$1048576];0);COLUMN())" office:value-type="string" office:string-value="" calcext:value-type="error">
            <text:p>#N/A</text:p>
          </table:table-cell>
          <table:table-cell table:number-columns-repeated="3"/>
          <table:table-cell table:style-name="ce10" table:formula="of:=&quot;[month &quot;&amp;ROW([.$L$15])-ROW()&amp;&quot;]&quot;" office:value-type="string" office:string-value="[month -2]" calcext:value-type="string">
            <text:p>[month -2]</text:p>
          </table:table-cell>
          <table:table-cell table:style-name="ce13" table:formula="of:=[.T18]" office:value-type="currency" office:currency="USD" office:value="1560" calcext:value-type="currency">
            <text:p>$1,56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17:.O17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17:.R17])" office:value-type="currency" office:currency="USD" office:value="-10" calcext:value-type="currency">
            <text:p>-$10</text:p>
          </table:table-cell>
          <table:table-cell table:style-name="ce13" table:formula="of:=SUM([.M17:.O17];[.Q17:.R17])" office:value-type="currency" office:currency="USD" office:value="1625" calcext:value-type="currency">
            <text:p>$1,625</text:p>
          </table:table-cell>
          <table:table-cell table:style-name="ce16" table:formula="of:=[.T17]/(SUM([.N17:.N19])/91)" office:value-type="float" office:value="492.916666666667" calcext:value-type="float">
            <text:p>492.9</text:p>
          </table:table-cell>
          <table:table-cell table:style-name="ce17" table:formula="of:=IF(COUNTIFS(OFFSET([.V17];0;-10;[.V$14]);&quot;&lt;&gt;&quot;&amp;&quot;&quot;)&lt;[.V$14];&quot;--&quot;;SUM([.Q17:.Q28])*-1/SUM([.N17:.N28]))" office:value-type="percentage" office:value="0.2" calcext:value-type="percentage">
            <text:p>20.0%</text:p>
          </table:table-cell>
          <table:table-cell table:style-name="ce17" table:formula="of:=IF(COUNTIFS(OFFSET([.W17];0;-11;[.W$14]);&quot;&lt;&gt;&quot;&amp;&quot;&quot;)&lt;[.W$14];&quot;--&quot;;SUM([.S17:.S29])*-1/SUM([.P17:.P29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3]" calcext:value-type="string">
            <text:p>[month -3]</text:p>
          </table:table-cell>
          <table:table-cell table:style-name="ce13" table:formula="of:=[.T19]" office:value-type="currency" office:currency="USD" office:value="1495" calcext:value-type="currency">
            <text:p>$1,49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18:.O18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18:.R18])" office:value-type="currency" office:currency="USD" office:value="-10" calcext:value-type="currency">
            <text:p>-$10</text:p>
          </table:table-cell>
          <table:table-cell table:style-name="ce13" table:formula="of:=SUM([.M18:.O18];[.Q18:.R18])" office:value-type="currency" office:currency="USD" office:value="1560" calcext:value-type="currency">
            <text:p>$1,560</text:p>
          </table:table-cell>
          <table:table-cell table:style-name="ce16" table:formula="of:=[.T18]/(SUM([.N18:.N20])/91)" office:value-type="float" office:value="473.2" calcext:value-type="float">
            <text:p>473.2</text:p>
          </table:table-cell>
          <table:table-cell table:style-name="ce17" table:formula="of:=IF(COUNTIFS(OFFSET([.V18];0;-10;[.V$14]);&quot;&lt;&gt;&quot;&amp;&quot;&quot;)&lt;[.V$14];&quot;--&quot;;SUM([.Q18:.Q29])*-1/SUM([.N18:.N29]))" office:value-type="percentage" office:value="0.2" calcext:value-type="percentage">
            <text:p>20.0%</text:p>
          </table:table-cell>
          <table:table-cell table:style-name="ce17" table:formula="of:=IF(COUNTIFS(OFFSET([.W18];0;-11;[.W$14]);&quot;&lt;&gt;&quot;&amp;&quot;&quot;)&lt;[.W$14];&quot;--&quot;;SUM([.S18:.S30])*-1/SUM([.P18:.P30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4]" calcext:value-type="string">
            <text:p>[month -4]</text:p>
          </table:table-cell>
          <table:table-cell table:style-name="ce13" table:formula="of:=[.T20]" office:value-type="currency" office:currency="USD" office:value="1430" calcext:value-type="currency">
            <text:p>$1,43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19:.O19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19:.R19])" office:value-type="currency" office:currency="USD" office:value="-10" calcext:value-type="currency">
            <text:p>-$10</text:p>
          </table:table-cell>
          <table:table-cell table:style-name="ce13" table:formula="of:=SUM([.M19:.O19];[.Q19:.R19])" office:value-type="currency" office:currency="USD" office:value="1495" calcext:value-type="currency">
            <text:p>$1,495</text:p>
          </table:table-cell>
          <table:table-cell table:style-name="ce16" table:formula="of:=[.T19]/(SUM([.N19:.N21])/91)" office:value-type="float" office:value="453.483333333333" calcext:value-type="float">
            <text:p>453.5</text:p>
          </table:table-cell>
          <table:table-cell table:style-name="ce17" table:formula="of:=IF(COUNTIFS(OFFSET([.V19];0;-10;[.V$14]);&quot;&lt;&gt;&quot;&amp;&quot;&quot;)&lt;[.V$14];&quot;--&quot;;SUM([.Q19:.Q30])*-1/SUM([.N19:.N30]))" office:value-type="percentage" office:value="0.2" calcext:value-type="percentage">
            <text:p>20.0%</text:p>
          </table:table-cell>
          <table:table-cell table:style-name="ce17" table:formula="of:=IF(COUNTIFS(OFFSET([.W19];0;-11;[.W$14]);&quot;&lt;&gt;&quot;&amp;&quot;&quot;)&lt;[.W$14];&quot;--&quot;;SUM([.S19:.S31])*-1/SUM([.P19:.P31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5]" calcext:value-type="string">
            <text:p>[month -5]</text:p>
          </table:table-cell>
          <table:table-cell table:style-name="ce13" table:formula="of:=[.T21]" office:value-type="currency" office:currency="USD" office:value="1365" calcext:value-type="currency">
            <text:p>$1,36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0:.O20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0:.R20])" office:value-type="currency" office:currency="USD" office:value="-10" calcext:value-type="currency">
            <text:p>-$10</text:p>
          </table:table-cell>
          <table:table-cell table:style-name="ce13" table:formula="of:=SUM([.M20:.O20];[.Q20:.R20])" office:value-type="currency" office:currency="USD" office:value="1430" calcext:value-type="currency">
            <text:p>$1,430</text:p>
          </table:table-cell>
          <table:table-cell table:style-name="ce16" table:formula="of:=[.T20]/(SUM([.N20:.N22])/91)" office:value-type="float" office:value="433.766666666667" calcext:value-type="float">
            <text:p>433.8</text:p>
          </table:table-cell>
          <table:table-cell table:style-name="ce17" table:formula="of:=IF(COUNTIFS(OFFSET([.V20];0;-10;[.V$14]);&quot;&lt;&gt;&quot;&amp;&quot;&quot;)&lt;[.V$14];&quot;--&quot;;SUM([.Q20:.Q31])*-1/SUM([.N20:.N31]))" office:value-type="percentage" office:value="0.2" calcext:value-type="percentage">
            <text:p>20.0%</text:p>
          </table:table-cell>
          <table:table-cell table:style-name="ce17" table:formula="of:=IF(COUNTIFS(OFFSET([.W20];0;-11;[.W$14]);&quot;&lt;&gt;&quot;&amp;&quot;&quot;)&lt;[.W$14];&quot;--&quot;;SUM([.S20:.S32])*-1/SUM([.P20:.P32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6]" calcext:value-type="string">
            <text:p>[month -6]</text:p>
          </table:table-cell>
          <table:table-cell table:style-name="ce13" table:formula="of:=[.T22]" office:value-type="currency" office:currency="USD" office:value="1300" calcext:value-type="currency">
            <text:p>$1,30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1:.O21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1:.R21])" office:value-type="currency" office:currency="USD" office:value="-10" calcext:value-type="currency">
            <text:p>-$10</text:p>
          </table:table-cell>
          <table:table-cell table:style-name="ce13" table:formula="of:=SUM([.M21:.O21];[.Q21:.R21])" office:value-type="currency" office:currency="USD" office:value="1365" calcext:value-type="currency">
            <text:p>$1,365</text:p>
          </table:table-cell>
          <table:table-cell table:style-name="ce16" table:formula="of:=[.T21]/(SUM([.N21:.N23])/91)" office:value-type="float" office:value="414.05" calcext:value-type="float">
            <text:p>414.1</text:p>
          </table:table-cell>
          <table:table-cell table:style-name="ce17" table:formula="of:=IF(COUNTIFS(OFFSET([.V21];0;-10;[.V$14]);&quot;&lt;&gt;&quot;&amp;&quot;&quot;)&lt;[.V$14];&quot;--&quot;;SUM([.Q21:.Q32])*-1/SUM([.N21:.N32]))" office:value-type="percentage" office:value="0.2" calcext:value-type="percentage">
            <text:p>20.0%</text:p>
          </table:table-cell>
          <table:table-cell table:style-name="ce17" table:formula="of:=IF(COUNTIFS(OFFSET([.W21];0;-11;[.W$14]);&quot;&lt;&gt;&quot;&amp;&quot;&quot;)&lt;[.W$14];&quot;--&quot;;SUM([.S21:.S33])*-1/SUM([.P21:.P33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7]" calcext:value-type="string">
            <text:p>[month -7]</text:p>
          </table:table-cell>
          <table:table-cell table:style-name="ce13" table:formula="of:=[.T23]" office:value-type="currency" office:currency="USD" office:value="1235" calcext:value-type="currency">
            <text:p>$1,23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2:.O22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2:.R22])" office:value-type="currency" office:currency="USD" office:value="-10" calcext:value-type="currency">
            <text:p>-$10</text:p>
          </table:table-cell>
          <table:table-cell table:style-name="ce13" table:formula="of:=SUM([.M22:.O22];[.Q22:.R22])" office:value-type="currency" office:currency="USD" office:value="1300" calcext:value-type="currency">
            <text:p>$1,300</text:p>
          </table:table-cell>
          <table:table-cell table:style-name="ce16" table:formula="of:=[.T22]/(SUM([.N22:.N24])/91)" office:value-type="float" office:value="394.333333333333" calcext:value-type="float">
            <text:p>394.3</text:p>
          </table:table-cell>
          <table:table-cell table:style-name="ce17" table:formula="of:=IF(COUNTIFS(OFFSET([.V22];0;-10;[.V$14]);&quot;&lt;&gt;&quot;&amp;&quot;&quot;)&lt;[.V$14];&quot;--&quot;;SUM([.Q22:.Q33])*-1/SUM([.N22:.N33]))" office:value-type="percentage" office:value="0.2" calcext:value-type="percentage">
            <text:p>20.0%</text:p>
          </table:table-cell>
          <table:table-cell table:style-name="ce17" table:formula="of:=IF(COUNTIFS(OFFSET([.W22];0;-11;[.W$14]);&quot;&lt;&gt;&quot;&amp;&quot;&quot;)&lt;[.W$14];&quot;--&quot;;SUM([.S22:.S34])*-1/SUM([.P22:.P34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8]" calcext:value-type="string">
            <text:p>[month -8]</text:p>
          </table:table-cell>
          <table:table-cell table:style-name="ce13" table:formula="of:=[.T24]" office:value-type="currency" office:currency="USD" office:value="1170" calcext:value-type="currency">
            <text:p>$1,17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3:.O23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3:.R23])" office:value-type="currency" office:currency="USD" office:value="-10" calcext:value-type="currency">
            <text:p>-$10</text:p>
          </table:table-cell>
          <table:table-cell table:style-name="ce13" table:formula="of:=SUM([.M23:.O23];[.Q23:.R23])" office:value-type="currency" office:currency="USD" office:value="1235" calcext:value-type="currency">
            <text:p>$1,235</text:p>
          </table:table-cell>
          <table:table-cell table:style-name="ce16" table:formula="of:=[.T23]/(SUM([.N23:.N25])/91)" office:value-type="float" office:value="374.616666666667" calcext:value-type="float">
            <text:p>374.6</text:p>
          </table:table-cell>
          <table:table-cell table:style-name="ce17" table:formula="of:=IF(COUNTIFS(OFFSET([.V23];0;-10;[.V$14]);&quot;&lt;&gt;&quot;&amp;&quot;&quot;)&lt;[.V$14];&quot;--&quot;;SUM([.Q23:.Q34])*-1/SUM([.N23:.N34]))" office:value-type="percentage" office:value="0.2" calcext:value-type="percentage">
            <text:p>20.0%</text:p>
          </table:table-cell>
          <table:table-cell table:style-name="ce17" table:formula="of:=IF(COUNTIFS(OFFSET([.W23];0;-11;[.W$14]);&quot;&lt;&gt;&quot;&amp;&quot;&quot;)&lt;[.W$14];&quot;--&quot;;SUM([.S23:.S35])*-1/SUM([.P23:.P35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9]" calcext:value-type="string">
            <text:p>[month -9]</text:p>
          </table:table-cell>
          <table:table-cell table:style-name="ce13" table:formula="of:=[.T25]" office:value-type="currency" office:currency="USD" office:value="1105" calcext:value-type="currency">
            <text:p>$1,10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4:.O24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4:.R24])" office:value-type="currency" office:currency="USD" office:value="-10" calcext:value-type="currency">
            <text:p>-$10</text:p>
          </table:table-cell>
          <table:table-cell table:style-name="ce13" table:formula="of:=SUM([.M24:.O24];[.Q24:.R24])" office:value-type="currency" office:currency="USD" office:value="1170" calcext:value-type="currency">
            <text:p>$1,170</text:p>
          </table:table-cell>
          <table:table-cell table:style-name="ce16" table:formula="of:=[.T24]/(SUM([.N24:.N26])/91)" office:value-type="float" office:value="354.9" calcext:value-type="float">
            <text:p>354.9</text:p>
          </table:table-cell>
          <table:table-cell table:style-name="ce17" table:formula="of:=IF(COUNTIFS(OFFSET([.V24];0;-10;[.V$14]);&quot;&lt;&gt;&quot;&amp;&quot;&quot;)&lt;[.V$14];&quot;--&quot;;SUM([.Q24:.Q35])*-1/SUM([.N24:.N35]))" office:value-type="percentage" office:value="0.2" calcext:value-type="percentage">
            <text:p>20.0%</text:p>
          </table:table-cell>
          <table:table-cell table:style-name="ce17" table:formula="of:=IF(COUNTIFS(OFFSET([.W24];0;-11;[.W$14]);&quot;&lt;&gt;&quot;&amp;&quot;&quot;)&lt;[.W$14];&quot;--&quot;;SUM([.S24:.S36])*-1/SUM([.P24:.P36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0]" calcext:value-type="string">
            <text:p>[month -10]</text:p>
          </table:table-cell>
          <table:table-cell table:style-name="ce13" table:formula="of:=[.T26]" office:value-type="currency" office:currency="USD" office:value="1040" calcext:value-type="currency">
            <text:p>$1,04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5:.O25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5:.R25])" office:value-type="currency" office:currency="USD" office:value="-10" calcext:value-type="currency">
            <text:p>-$10</text:p>
          </table:table-cell>
          <table:table-cell table:style-name="ce13" table:formula="of:=SUM([.M25:.O25];[.Q25:.R25])" office:value-type="currency" office:currency="USD" office:value="1105" calcext:value-type="currency">
            <text:p>$1,105</text:p>
          </table:table-cell>
          <table:table-cell table:style-name="ce16" table:formula="of:=[.T25]/(SUM([.N25:.N27])/91)" office:value-type="float" office:value="335.183333333333" calcext:value-type="float">
            <text:p>335.2</text:p>
          </table:table-cell>
          <table:table-cell table:style-name="ce17" table:formula="of:=IF(COUNTIFS(OFFSET([.V25];0;-10;[.V$14]);&quot;&lt;&gt;&quot;&amp;&quot;&quot;)&lt;[.V$14];&quot;--&quot;;SUM([.Q25:.Q36])*-1/SUM([.N25:.N36]))" office:value-type="percentage" office:value="0.2" calcext:value-type="percentage">
            <text:p>20.0%</text:p>
          </table:table-cell>
          <table:table-cell table:style-name="ce17" table:formula="of:=IF(COUNTIFS(OFFSET([.W25];0;-11;[.W$14]);&quot;&lt;&gt;&quot;&amp;&quot;&quot;)&lt;[.W$14];&quot;--&quot;;SUM([.S25:.S37])*-1/SUM([.P25:.P37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1]" calcext:value-type="string">
            <text:p>[month -11]</text:p>
          </table:table-cell>
          <table:table-cell table:style-name="ce13" table:formula="of:=[.T27]" office:value-type="currency" office:currency="USD" office:value="975" calcext:value-type="currency">
            <text:p>$97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6:.O26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6:.R26])" office:value-type="currency" office:currency="USD" office:value="-10" calcext:value-type="currency">
            <text:p>-$10</text:p>
          </table:table-cell>
          <table:table-cell table:style-name="ce13" table:formula="of:=SUM([.M26:.O26];[.Q26:.R26])" office:value-type="currency" office:currency="USD" office:value="1040" calcext:value-type="currency">
            <text:p>$1,040</text:p>
          </table:table-cell>
          <table:table-cell table:style-name="ce16" table:formula="of:=[.T26]/(SUM([.N26:.N28])/91)" office:value-type="float" office:value="315.466666666667" calcext:value-type="float">
            <text:p>315.5</text:p>
          </table:table-cell>
          <table:table-cell table:style-name="ce17" table:formula="of:=IF(COUNTIFS(OFFSET([.V26];0;-10;[.V$14]);&quot;&lt;&gt;&quot;&amp;&quot;&quot;)&lt;[.V$14];&quot;--&quot;;SUM([.Q26:.Q37])*-1/SUM([.N26:.N37]))" office:value-type="percentage" office:value="0.2" calcext:value-type="percentage">
            <text:p>20.0%</text:p>
          </table:table-cell>
          <table:table-cell table:style-name="ce17" table:formula="of:=IF(COUNTIFS(OFFSET([.W26];0;-11;[.W$14]);&quot;&lt;&gt;&quot;&amp;&quot;&quot;)&lt;[.W$14];&quot;--&quot;;SUM([.S26:.S38])*-1/SUM([.P26:.P38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2]" calcext:value-type="string">
            <text:p>[month -12]</text:p>
          </table:table-cell>
          <table:table-cell table:style-name="ce13" table:formula="of:=[.T28]" office:value-type="currency" office:currency="USD" office:value="910" calcext:value-type="currency">
            <text:p>$91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7:.O27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7:.R27])" office:value-type="currency" office:currency="USD" office:value="-10" calcext:value-type="currency">
            <text:p>-$10</text:p>
          </table:table-cell>
          <table:table-cell table:style-name="ce13" table:formula="of:=SUM([.M27:.O27];[.Q27:.R27])" office:value-type="currency" office:currency="USD" office:value="975" calcext:value-type="currency">
            <text:p>$975</text:p>
          </table:table-cell>
          <table:table-cell table:style-name="ce16" table:formula="of:=[.T27]/(SUM([.N27:.N29])/91)" office:value-type="float" office:value="295.75" calcext:value-type="float">
            <text:p>295.8</text:p>
          </table:table-cell>
          <table:table-cell table:style-name="ce17" table:formula="of:=IF(COUNTIFS(OFFSET([.V27];0;-10;[.V$14]);&quot;&lt;&gt;&quot;&amp;&quot;&quot;)&lt;[.V$14];&quot;--&quot;;SUM([.Q27:.Q38])*-1/SUM([.N27:.N38]))" office:value-type="percentage" office:value="0.2" calcext:value-type="percentage">
            <text:p>20.0%</text:p>
          </table:table-cell>
          <table:table-cell table:style-name="ce17" table:formula="of:=IF(COUNTIFS(OFFSET([.W27];0;-11;[.W$14]);&quot;&lt;&gt;&quot;&amp;&quot;&quot;)&lt;[.W$14];&quot;--&quot;;SUM([.S27:.S39])*-1/SUM([.P27:.P39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3]" calcext:value-type="string">
            <text:p>[month -13]</text:p>
          </table:table-cell>
          <table:table-cell table:style-name="ce13" table:formula="of:=[.T29]" office:value-type="currency" office:currency="USD" office:value="845" calcext:value-type="currency">
            <text:p>$84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8:.O28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8:.R28])" office:value-type="currency" office:currency="USD" office:value="-10" calcext:value-type="currency">
            <text:p>-$10</text:p>
          </table:table-cell>
          <table:table-cell table:style-name="ce13" table:formula="of:=SUM([.M28:.O28];[.Q28:.R28])" office:value-type="currency" office:currency="USD" office:value="910" calcext:value-type="currency">
            <text:p>$910</text:p>
          </table:table-cell>
          <table:table-cell table:style-name="ce16" table:formula="of:=[.T28]/(SUM([.N28:.N30])/91)" office:value-type="float" office:value="276.033333333333" calcext:value-type="float">
            <text:p>276.0</text:p>
          </table:table-cell>
          <table:table-cell table:style-name="ce17" table:formula="of:=IF(COUNTIFS(OFFSET([.V28];0;-10;[.V$14]);&quot;&lt;&gt;&quot;&amp;&quot;&quot;)&lt;[.V$14];&quot;--&quot;;SUM([.Q28:.Q39])*-1/SUM([.N28:.N39]))" office:value-type="percentage" office:value="0.2" calcext:value-type="percentage">
            <text:p>20.0%</text:p>
          </table:table-cell>
          <table:table-cell table:style-name="ce17" table:formula="of:=IF(COUNTIFS(OFFSET([.W28];0;-11;[.W$14]);&quot;&lt;&gt;&quot;&amp;&quot;&quot;)&lt;[.W$14];&quot;--&quot;;SUM([.S28:.S40])*-1/SUM([.P28:.P40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4]" calcext:value-type="string">
            <text:p>[month -14]</text:p>
          </table:table-cell>
          <table:table-cell table:style-name="ce13" table:formula="of:=[.T30]" office:value-type="currency" office:currency="USD" office:value="780" calcext:value-type="currency">
            <text:p>$78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29:.O29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29:.R29])" office:value-type="currency" office:currency="USD" office:value="-10" calcext:value-type="currency">
            <text:p>-$10</text:p>
          </table:table-cell>
          <table:table-cell table:style-name="ce13" table:formula="of:=SUM([.M29:.O29];[.Q29:.R29])" office:value-type="currency" office:currency="USD" office:value="845" calcext:value-type="currency">
            <text:p>$845</text:p>
          </table:table-cell>
          <table:table-cell table:style-name="ce16" table:formula="of:=[.T29]/(SUM([.N29:.N31])/91)" office:value-type="float" office:value="256.316666666667" calcext:value-type="float">
            <text:p>256.3</text:p>
          </table:table-cell>
          <table:table-cell table:style-name="ce17" table:formula="of:=IF(COUNTIFS(OFFSET([.V29];0;-10;[.V$14]);&quot;&lt;&gt;&quot;&amp;&quot;&quot;)&lt;[.V$14];&quot;--&quot;;SUM([.Q29:.Q40])*-1/SUM([.N29:.N40]))" office:value-type="percentage" office:value="0.2" calcext:value-type="percentage">
            <text:p>20.0%</text:p>
          </table:table-cell>
          <table:table-cell table:style-name="ce17" table:formula="of:=IF(COUNTIFS(OFFSET([.W29];0;-11;[.W$14]);&quot;&lt;&gt;&quot;&amp;&quot;&quot;)&lt;[.W$14];&quot;--&quot;;SUM([.S29:.S41])*-1/SUM([.P29:.P41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5]" calcext:value-type="string">
            <text:p>[month -15]</text:p>
          </table:table-cell>
          <table:table-cell table:style-name="ce13" table:formula="of:=[.T31]" office:value-type="currency" office:currency="USD" office:value="715" calcext:value-type="currency">
            <text:p>$71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0:.O30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0:.R30])" office:value-type="currency" office:currency="USD" office:value="-10" calcext:value-type="currency">
            <text:p>-$10</text:p>
          </table:table-cell>
          <table:table-cell table:style-name="ce13" table:formula="of:=SUM([.M30:.O30];[.Q30:.R30])" office:value-type="currency" office:currency="USD" office:value="780" calcext:value-type="currency">
            <text:p>$780</text:p>
          </table:table-cell>
          <table:table-cell table:style-name="ce16" table:formula="of:=[.T30]/(SUM([.N30:.N32])/91)" office:value-type="float" office:value="236.6" calcext:value-type="float">
            <text:p>236.6</text:p>
          </table:table-cell>
          <table:table-cell table:style-name="ce17" table:formula="of:=IF(COUNTIFS(OFFSET([.V30];0;-10;[.V$14]);&quot;&lt;&gt;&quot;&amp;&quot;&quot;)&lt;[.V$14];&quot;--&quot;;SUM([.Q30:.Q41])*-1/SUM([.N30:.N41]))" office:value-type="percentage" office:value="0.2" calcext:value-type="percentage">
            <text:p>20.0%</text:p>
          </table:table-cell>
          <table:table-cell table:style-name="ce17" table:formula="of:=IF(COUNTIFS(OFFSET([.W30];0;-11;[.W$14]);&quot;&lt;&gt;&quot;&amp;&quot;&quot;)&lt;[.W$14];&quot;--&quot;;SUM([.S30:.S42])*-1/SUM([.P30:.P42]))" office:value-type="percentage" office:value="0.133333333333333" calcext:value-type="percentage">
            <text:p>13.3%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6]" calcext:value-type="string">
            <text:p>[month -16]</text:p>
          </table:table-cell>
          <table:table-cell table:style-name="ce13" table:formula="of:=[.T32]" office:value-type="currency" office:currency="USD" office:value="650" calcext:value-type="currency">
            <text:p>$65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1:.O31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1:.R31])" office:value-type="currency" office:currency="USD" office:value="-10" calcext:value-type="currency">
            <text:p>-$10</text:p>
          </table:table-cell>
          <table:table-cell table:style-name="ce13" table:formula="of:=SUM([.M31:.O31];[.Q31:.R31])" office:value-type="currency" office:currency="USD" office:value="715" calcext:value-type="currency">
            <text:p>$715</text:p>
          </table:table-cell>
          <table:table-cell table:style-name="ce16" table:formula="of:=[.T31]/(SUM([.N31:.N33])/91)" office:value-type="float" office:value="216.883333333333" calcext:value-type="float">
            <text:p>216.9</text:p>
          </table:table-cell>
          <table:table-cell table:style-name="ce17" table:formula="of:=IF(COUNTIFS(OFFSET([.V31];0;-10;[.V$14]);&quot;&lt;&gt;&quot;&amp;&quot;&quot;)&lt;[.V$14];&quot;--&quot;;SUM([.Q31:.Q42])*-1/SUM([.N31:.N42]))" office:value-type="string" office:string-value="--" calcext:value-type="string">
            <text:p>--</text:p>
          </table:table-cell>
          <table:table-cell table:style-name="ce17" table:formula="of:=IF(COUNTIFS(OFFSET([.W31];0;-11;[.W$14]);&quot;&lt;&gt;&quot;&amp;&quot;&quot;)&lt;[.W$14];&quot;--&quot;;SUM([.S31:.S43])*-1/SUM([.P31:.P43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7]" calcext:value-type="string">
            <text:p>[month -17]</text:p>
          </table:table-cell>
          <table:table-cell table:style-name="ce13" table:formula="of:=[.T33]" office:value-type="currency" office:currency="USD" office:value="585" calcext:value-type="currency">
            <text:p>$58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2:.O32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2:.R32])" office:value-type="currency" office:currency="USD" office:value="-10" calcext:value-type="currency">
            <text:p>-$10</text:p>
          </table:table-cell>
          <table:table-cell table:style-name="ce13" table:formula="of:=SUM([.M32:.O32];[.Q32:.R32])" office:value-type="currency" office:currency="USD" office:value="650" calcext:value-type="currency">
            <text:p>$650</text:p>
          </table:table-cell>
          <table:table-cell table:style-name="ce16" table:formula="of:=[.T32]/(SUM([.N32:.N34])/91)" office:value-type="float" office:value="197.166666666667" calcext:value-type="float">
            <text:p>197.2</text:p>
          </table:table-cell>
          <table:table-cell table:style-name="ce17" table:formula="of:=IF(COUNTIFS(OFFSET([.V32];0;-10;[.V$14]);&quot;&lt;&gt;&quot;&amp;&quot;&quot;)&lt;[.V$14];&quot;--&quot;;SUM([.Q32:.Q43])*-1/SUM([.N32:.N43]))" office:value-type="string" office:string-value="--" calcext:value-type="string">
            <text:p>--</text:p>
          </table:table-cell>
          <table:table-cell table:style-name="ce17" table:formula="of:=IF(COUNTIFS(OFFSET([.W32];0;-11;[.W$14]);&quot;&lt;&gt;&quot;&amp;&quot;&quot;)&lt;[.W$14];&quot;--&quot;;SUM([.S32:.S44])*-1/SUM([.P32:.P44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8]" calcext:value-type="string">
            <text:p>[month -18]</text:p>
          </table:table-cell>
          <table:table-cell table:style-name="ce13" table:formula="of:=[.T34]" office:value-type="currency" office:currency="USD" office:value="520" calcext:value-type="currency">
            <text:p>$52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3:.O33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3:.R33])" office:value-type="currency" office:currency="USD" office:value="-10" calcext:value-type="currency">
            <text:p>-$10</text:p>
          </table:table-cell>
          <table:table-cell table:style-name="ce13" table:formula="of:=SUM([.M33:.O33];[.Q33:.R33])" office:value-type="currency" office:currency="USD" office:value="585" calcext:value-type="currency">
            <text:p>$585</text:p>
          </table:table-cell>
          <table:table-cell table:style-name="ce16" table:formula="of:=[.T33]/(SUM([.N33:.N35])/91)" office:value-type="float" office:value="177.45" calcext:value-type="float">
            <text:p>177.5</text:p>
          </table:table-cell>
          <table:table-cell table:style-name="ce17" table:formula="of:=IF(COUNTIFS(OFFSET([.V33];0;-10;[.V$14]);&quot;&lt;&gt;&quot;&amp;&quot;&quot;)&lt;[.V$14];&quot;--&quot;;SUM([.Q33:.Q44])*-1/SUM([.N33:.N44]))" office:value-type="string" office:string-value="--" calcext:value-type="string">
            <text:p>--</text:p>
          </table:table-cell>
          <table:table-cell table:style-name="ce17" table:formula="of:=IF(COUNTIFS(OFFSET([.W33];0;-11;[.W$14]);&quot;&lt;&gt;&quot;&amp;&quot;&quot;)&lt;[.W$14];&quot;--&quot;;SUM([.S33:.S45])*-1/SUM([.P33:.P45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19]" calcext:value-type="string">
            <text:p>[month -19]</text:p>
          </table:table-cell>
          <table:table-cell table:style-name="ce13" table:formula="of:=[.T35]" office:value-type="currency" office:currency="USD" office:value="455" calcext:value-type="currency">
            <text:p>$45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4:.O34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4:.R34])" office:value-type="currency" office:currency="USD" office:value="-10" calcext:value-type="currency">
            <text:p>-$10</text:p>
          </table:table-cell>
          <table:table-cell table:style-name="ce13" table:formula="of:=SUM([.M34:.O34];[.Q34:.R34])" office:value-type="currency" office:currency="USD" office:value="520" calcext:value-type="currency">
            <text:p>$520</text:p>
          </table:table-cell>
          <table:table-cell table:style-name="ce16" table:formula="of:=[.T34]/(SUM([.N34:.N36])/91)" office:value-type="float" office:value="157.733333333333" calcext:value-type="float">
            <text:p>157.7</text:p>
          </table:table-cell>
          <table:table-cell table:style-name="ce17" table:formula="of:=IF(COUNTIFS(OFFSET([.V34];0;-10;[.V$14]);&quot;&lt;&gt;&quot;&amp;&quot;&quot;)&lt;[.V$14];&quot;--&quot;;SUM([.Q34:.Q45])*-1/SUM([.N34:.N45]))" office:value-type="string" office:string-value="--" calcext:value-type="string">
            <text:p>--</text:p>
          </table:table-cell>
          <table:table-cell table:style-name="ce17" table:formula="of:=IF(COUNTIFS(OFFSET([.W34];0;-11;[.W$14]);&quot;&lt;&gt;&quot;&amp;&quot;&quot;)&lt;[.W$14];&quot;--&quot;;SUM([.S34:.S46])*-1/SUM([.P34:.P46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0]" calcext:value-type="string">
            <text:p>[month -20]</text:p>
          </table:table-cell>
          <table:table-cell table:style-name="ce13" table:formula="of:=[.T36]" office:value-type="currency" office:currency="USD" office:value="390" calcext:value-type="currency">
            <text:p>$39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5:.O35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5:.R35])" office:value-type="currency" office:currency="USD" office:value="-10" calcext:value-type="currency">
            <text:p>-$10</text:p>
          </table:table-cell>
          <table:table-cell table:style-name="ce13" table:formula="of:=SUM([.M35:.O35];[.Q35:.R35])" office:value-type="currency" office:currency="USD" office:value="455" calcext:value-type="currency">
            <text:p>$455</text:p>
          </table:table-cell>
          <table:table-cell table:style-name="ce16" table:formula="of:=[.T35]/(SUM([.N35:.N37])/91)" office:value-type="float" office:value="138.016666666667" calcext:value-type="float">
            <text:p>138.0</text:p>
          </table:table-cell>
          <table:table-cell table:style-name="ce17" table:formula="of:=IF(COUNTIFS(OFFSET([.V35];0;-10;[.V$14]);&quot;&lt;&gt;&quot;&amp;&quot;&quot;)&lt;[.V$14];&quot;--&quot;;SUM([.Q35:.Q46])*-1/SUM([.N35:.N46]))" office:value-type="string" office:string-value="--" calcext:value-type="string">
            <text:p>--</text:p>
          </table:table-cell>
          <table:table-cell table:style-name="ce17" table:formula="of:=IF(COUNTIFS(OFFSET([.W35];0;-11;[.W$14]);&quot;&lt;&gt;&quot;&amp;&quot;&quot;)&lt;[.W$14];&quot;--&quot;;SUM([.S35:.S47])*-1/SUM([.P35:.P47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1]" calcext:value-type="string">
            <text:p>[month -21]</text:p>
          </table:table-cell>
          <table:table-cell table:style-name="ce13" table:formula="of:=[.T37]" office:value-type="currency" office:currency="USD" office:value="325" calcext:value-type="currency">
            <text:p>$32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6:.O36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6:.R36])" office:value-type="currency" office:currency="USD" office:value="-10" calcext:value-type="currency">
            <text:p>-$10</text:p>
          </table:table-cell>
          <table:table-cell table:style-name="ce13" table:formula="of:=SUM([.M36:.O36];[.Q36:.R36])" office:value-type="currency" office:currency="USD" office:value="390" calcext:value-type="currency">
            <text:p>$390</text:p>
          </table:table-cell>
          <table:table-cell table:style-name="ce16" table:formula="of:=[.T36]/(SUM([.N36:.N38])/91)" office:value-type="float" office:value="118.3" calcext:value-type="float">
            <text:p>118.3</text:p>
          </table:table-cell>
          <table:table-cell table:style-name="ce17" table:formula="of:=IF(COUNTIFS(OFFSET([.V36];0;-10;[.V$14]);&quot;&lt;&gt;&quot;&amp;&quot;&quot;)&lt;[.V$14];&quot;--&quot;;SUM([.Q36:.Q47])*-1/SUM([.N36:.N47]))" office:value-type="string" office:string-value="--" calcext:value-type="string">
            <text:p>--</text:p>
          </table:table-cell>
          <table:table-cell table:style-name="ce17" table:formula="of:=IF(COUNTIFS(OFFSET([.W36];0;-11;[.W$14]);&quot;&lt;&gt;&quot;&amp;&quot;&quot;)&lt;[.W$14];&quot;--&quot;;SUM([.S36:.S48])*-1/SUM([.P36:.P48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2]" calcext:value-type="string">
            <text:p>[month -22]</text:p>
          </table:table-cell>
          <table:table-cell table:style-name="ce13" table:formula="of:=[.T38]" office:value-type="currency" office:currency="USD" office:value="260" calcext:value-type="currency">
            <text:p>$26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7:.O37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7:.R37])" office:value-type="currency" office:currency="USD" office:value="-10" calcext:value-type="currency">
            <text:p>-$10</text:p>
          </table:table-cell>
          <table:table-cell table:style-name="ce13" table:formula="of:=SUM([.M37:.O37];[.Q37:.R37])" office:value-type="currency" office:currency="USD" office:value="325" calcext:value-type="currency">
            <text:p>$325</text:p>
          </table:table-cell>
          <table:table-cell table:style-name="ce16" table:formula="of:=[.T37]/(SUM([.N37:.N39])/91)" office:value-type="float" office:value="98.5833333333333" calcext:value-type="float">
            <text:p>98.6</text:p>
          </table:table-cell>
          <table:table-cell table:style-name="ce17" table:formula="of:=IF(COUNTIFS(OFFSET([.V37];0;-10;[.V$14]);&quot;&lt;&gt;&quot;&amp;&quot;&quot;)&lt;[.V$14];&quot;--&quot;;SUM([.Q37:.Q48])*-1/SUM([.N37:.N48]))" office:value-type="string" office:string-value="--" calcext:value-type="string">
            <text:p>--</text:p>
          </table:table-cell>
          <table:table-cell table:style-name="ce17" table:formula="of:=IF(COUNTIFS(OFFSET([.W37];0;-11;[.W$14]);&quot;&lt;&gt;&quot;&amp;&quot;&quot;)&lt;[.W$14];&quot;--&quot;;SUM([.S37:.S49])*-1/SUM([.P37:.P49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3]" calcext:value-type="string">
            <text:p>[month -23]</text:p>
          </table:table-cell>
          <table:table-cell table:style-name="ce13" table:formula="of:=[.T39]" office:value-type="currency" office:currency="USD" office:value="195" calcext:value-type="currency">
            <text:p>$19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8:.O38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8:.R38])" office:value-type="currency" office:currency="USD" office:value="-10" calcext:value-type="currency">
            <text:p>-$10</text:p>
          </table:table-cell>
          <table:table-cell table:style-name="ce13" table:formula="of:=SUM([.M38:.O38];[.Q38:.R38])" office:value-type="currency" office:currency="USD" office:value="260" calcext:value-type="currency">
            <text:p>$260</text:p>
          </table:table-cell>
          <table:table-cell table:style-name="ce16" table:formula="of:=[.T38]/(SUM([.N38:.N40])/91)" office:value-type="float" office:value="78.8666666666667" calcext:value-type="float">
            <text:p>78.9</text:p>
          </table:table-cell>
          <table:table-cell table:style-name="ce17" table:formula="of:=IF(COUNTIFS(OFFSET([.V38];0;-10;[.V$14]);&quot;&lt;&gt;&quot;&amp;&quot;&quot;)&lt;[.V$14];&quot;--&quot;;SUM([.Q38:.Q49])*-1/SUM([.N38:.N49]))" office:value-type="string" office:string-value="--" calcext:value-type="string">
            <text:p>--</text:p>
          </table:table-cell>
          <table:table-cell table:style-name="ce17" table:formula="of:=IF(COUNTIFS(OFFSET([.W38];0;-11;[.W$14]);&quot;&lt;&gt;&quot;&amp;&quot;&quot;)&lt;[.W$14];&quot;--&quot;;SUM([.S38:.S50])*-1/SUM([.P38:.P50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4]" calcext:value-type="string">
            <text:p>[month -24]</text:p>
          </table:table-cell>
          <table:table-cell table:style-name="ce13" table:formula="of:=[.T40]" office:value-type="currency" office:currency="USD" office:value="130" calcext:value-type="currency">
            <text:p>$13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39:.O39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39:.R39])" office:value-type="currency" office:currency="USD" office:value="-10" calcext:value-type="currency">
            <text:p>-$10</text:p>
          </table:table-cell>
          <table:table-cell table:style-name="ce13" table:formula="of:=SUM([.M39:.O39];[.Q39:.R39])" office:value-type="currency" office:currency="USD" office:value="195" calcext:value-type="currency">
            <text:p>$195</text:p>
          </table:table-cell>
          <table:table-cell table:style-name="ce16" table:formula="of:=[.T39]/(SUM([.N39:.N41])/91)" office:value-type="float" office:value="59.15" calcext:value-type="float">
            <text:p>59.2</text:p>
          </table:table-cell>
          <table:table-cell table:style-name="ce17" table:formula="of:=IF(COUNTIFS(OFFSET([.V39];0;-10;[.V$14]);&quot;&lt;&gt;&quot;&amp;&quot;&quot;)&lt;[.V$14];&quot;--&quot;;SUM([.Q39:.Q50])*-1/SUM([.N39:.N50]))" office:value-type="string" office:string-value="--" calcext:value-type="string">
            <text:p>--</text:p>
          </table:table-cell>
          <table:table-cell table:style-name="ce17" table:formula="of:=IF(COUNTIFS(OFFSET([.W39];0;-11;[.W$14]);&quot;&lt;&gt;&quot;&amp;&quot;&quot;)&lt;[.W$14];&quot;--&quot;;SUM([.S39:.S51])*-1/SUM([.P39:.P51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5]" calcext:value-type="string">
            <text:p>[month -25]</text:p>
          </table:table-cell>
          <table:table-cell table:style-name="ce13" table:formula="of:=[.T41]" office:value-type="currency" office:currency="USD" office:value="65" calcext:value-type="currency">
            <text:p>$65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40:.O40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40:.R40])" office:value-type="currency" office:currency="USD" office:value="-10" calcext:value-type="currency">
            <text:p>-$10</text:p>
          </table:table-cell>
          <table:table-cell table:style-name="ce13" table:formula="of:=SUM([.M40:.O40];[.Q40:.R40])" office:value-type="currency" office:currency="USD" office:value="130" calcext:value-type="currency">
            <text:p>$130</text:p>
          </table:table-cell>
          <table:table-cell table:style-name="ce16" table:formula="of:=[.T40]/(SUM([.N40:.N42])/91)" office:value-type="float" office:value="59.15" calcext:value-type="float">
            <text:p>59.2</text:p>
          </table:table-cell>
          <table:table-cell table:style-name="ce17" table:formula="of:=IF(COUNTIFS(OFFSET([.V40];0;-10;[.V$14]);&quot;&lt;&gt;&quot;&amp;&quot;&quot;)&lt;[.V$14];&quot;--&quot;;SUM([.Q40:.Q51])*-1/SUM([.N40:.N51]))" office:value-type="string" office:string-value="--" calcext:value-type="string">
            <text:p>--</text:p>
          </table:table-cell>
          <table:table-cell table:style-name="ce17" table:formula="of:=IF(COUNTIFS(OFFSET([.W40];0;-11;[.W$14]);&quot;&lt;&gt;&quot;&amp;&quot;&quot;)&lt;[.W$14];&quot;--&quot;;SUM([.S40:.S52])*-1/SUM([.P40:.P52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ce10" table:formula="of:=&quot;[month &quot;&amp;ROW([.$L$15])-ROW()&amp;&quot;]&quot;" office:value-type="string" office:string-value="[month -26]" calcext:value-type="string">
            <text:p>[month -26]</text:p>
          </table:table-cell>
          <table:table-cell table:style-name="ce13" office:value-type="currency" office:currency="USD" office:value="0" calcext:value-type="currency">
            <text:p>$0</text:p>
          </table:table-cell>
          <table:table-cell table:style-name="ce15" office:value-type="currency" office:currency="USD" office:value="100" calcext:value-type="currency">
            <text:p>$100</text:p>
          </table:table-cell>
          <table:table-cell table:style-name="ce15" office:value-type="currency" office:currency="USD" office:value="-25" calcext:value-type="currency">
            <text:p>-$25</text:p>
          </table:table-cell>
          <table:table-cell table:style-name="ce15" table:formula="of:=SUM([.N41:.O41])" office:value-type="currency" office:currency="USD" office:value="75" calcext:value-type="currency">
            <text:p>$75</text:p>
          </table:table-cell>
          <table:table-cell table:style-name="ce15" office:value-type="currency" office:currency="USD" office:value="-20" calcext:value-type="currency">
            <text:p>-$20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15" table:formula="of:=SUM([.Q41:.R41])" office:value-type="currency" office:currency="USD" office:value="-10" calcext:value-type="currency">
            <text:p>-$10</text:p>
          </table:table-cell>
          <table:table-cell table:style-name="ce13" table:formula="of:=SUM([.M41:.O41];[.Q41:.R41])" office:value-type="currency" office:currency="USD" office:value="65" calcext:value-type="currency">
            <text:p>$65</text:p>
          </table:table-cell>
          <table:table-cell table:style-name="ce16" table:formula="of:=[.T41]/(SUM([.N41:.N43])/91)" office:value-type="float" office:value="2.1125" calcext:value-type="float">
            <text:p>2.1</text:p>
          </table:table-cell>
          <table:table-cell table:style-name="ce17" table:formula="of:=IF(COUNTIFS(OFFSET([.V41];0;-10;[.V$14]);&quot;&lt;&gt;&quot;&amp;&quot;&quot;)&lt;[.V$14];&quot;--&quot;;SUM([.Q41:.Q52])*-1/SUM([.N41:.N52]))" office:value-type="string" office:string-value="--" calcext:value-type="string">
            <text:p>--</text:p>
          </table:table-cell>
          <table:table-cell table:style-name="ce17" table:formula="of:=IF(COUNTIFS(OFFSET([.W41];0;-11;[.W$14]);&quot;&lt;&gt;&quot;&amp;&quot;&quot;)&lt;[.W$14];&quot;--&quot;;SUM([.S41:.S53])*-1/SUM([.P41:.P53]))" office:value-type="string" office:string-value="--" calcext:value-type="string">
            <text:p>--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14" table:formula="of:=SUM([.M15:.M41])" office:value-type="currency" office:currency="USD" office:value="22815" calcext:value-type="currency">
            <text:p>$22,815.00</text:p>
          </table:table-cell>
          <table:table-cell table:formula="of:=SUM([.N15:.N41])" office:value-type="float" office:value="2700" calcext:value-type="float">
            <text:p>2700</text:p>
          </table:table-cell>
          <table:table-cell table:formula="of:=SUM([.O15:.O41])" office:value-type="float" office:value="-675" calcext:value-type="float">
            <text:p>-675</text:p>
          </table:table-cell>
          <table:table-cell table:formula="of:=SUM([.P15:.P41])" office:value-type="float" office:value="2025" calcext:value-type="float">
            <text:p>2025</text:p>
          </table:table-cell>
          <table:table-cell table:formula="of:=SUM([.Q15:.Q41])" office:value-type="float" office:value="-540" calcext:value-type="float">
            <text:p>-540</text:p>
          </table:table-cell>
          <table:table-cell table:formula="of:=SUM([.R15:.R41])" office:value-type="float" office:value="270" calcext:value-type="float">
            <text:p>270</text:p>
          </table:table-cell>
          <table:table-cell table:formula="of:=SUM([.S15:.S41])" office:value-type="float" office:value="-270" calcext:value-type="float">
            <text:p>-270</text:p>
          </table:table-cell>
          <table:table-cell table:number-columns-repeated="1004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dmin" table:style-name="ta1">
        <table:table-column table:style-name="co4" table:default-cell-style-name="Default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number-columns-repeated="1016" table:default-cell-style-name="Default"/>
        <table:table-row table:style-name="ro1">
          <table:table-cell table:style-name="ce18" office:value-type="string" calcext:value-type="string">
            <text:p>Index</text:p>
          </table:table-cell>
          <table:table-cell table:style-name="ce20" office:value-type="string" calcext:value-type="string">
            <text:p>Sheet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Object</text:p>
          </table:table-cell>
          <table:table-cell table:style-name="ce18" office:value-type="string" calcext:value-type="string">
            <text:p>Variation 0</text:p>
          </table:table-cell>
          <table:table-cell table:style-name="ce18" office:value-type="string" calcext:value-type="string">
            <text:p>Variation 1</text:p>
          </table:table-cell>
          <table:table-cell table:style-name="ce18" office:value-type="string" calcext:value-type="string">
            <text:p>Variation 2</text:p>
          </table:table-cell>
          <table:table-cell table:style-name="ce18" office:value-type="string" calcext:value-type="string">
            <text:p>Variation 3</text:p>
          </table:table-cell>
          <table:table-cell table:style-name="ce18" office:value-type="string" calcext:value-type="string">
            <text:p>Variation 4</text:p>
          </table:table-cell>
          <table:table-cell table:style-name="ce18" office:value-type="string" calcext:value-type="string">
            <text:p>Variation 5</text:p>
          </table:table-cell>
          <table:table-cell table:style-name="ce28" table:number-columns-repeated="1014"/>
        </table:table-row>
        <table:table-row table:style-name="ro1">
          <table:table-cell table:style-name="ce19" table:formula="of:=[.B2]&amp;&quot;]&quot;&amp;[.C2]&amp;&quot;[&quot;&amp;[.D2]" office:value-type="string" office:string-value="1]Title[Main" calcext:value-type="string">
            <text:p>1]Title[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rended Metric Overview</text:p>
          </table:table-cell>
          <table:table-cell office:value-type="string" calcext:value-type="string">
            <text:p>[Title Header 0]</text:p>
          </table:table-cell>
          <table:table-cell table:number-columns-repeated="2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3]&amp;&quot;]&quot;&amp;[.C3]&amp;&quot;[&quot;&amp;[.D3]" office:value-type="string" office:string-value="1]Title[Section" calcext:value-type="string">
            <text:p>1]Title[S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[Section Header 0]</text:p>
          </table:table-cell>
          <table:table-cell table:number-columns-repeated="3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4]&amp;&quot;]&quot;&amp;[.C4]&amp;&quot;[&quot;&amp;[.D4]" office:value-type="string" office:string-value="0]Array[Period Type" calcext:value-type="string">
            <text:p>0]Array[Period 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eriod Type</text:p>
          </table:table-cell>
          <table:table-cell office:value-type="string" calcext:value-type="string">
            <text:p>Service Month</text:p>
          </table:table-cell>
          <table:table-cell office:value-type="string" calcext:value-type="string">
            <text:p>Accounting Period</text:p>
          </table:table-cell>
          <table:table-cell table:number-columns-repeated="2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5]&amp;&quot;]&quot;&amp;[.C5]&amp;&quot;[&quot;&amp;[.D5]" office:value-type="string" office:string-value="0]Array[Year Type" calcext:value-type="string">
            <text:p>0]Array[Year 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ar Type</text:p>
          </table:table-cell>
          <table:table-cell office:value-type="string" calcext:value-type="string">
            <text:p>Fiscal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6]&amp;&quot;]&quot;&amp;[.C6]&amp;&quot;[&quot;&amp;[.D6]" office:value-type="string" office:string-value="0]Array[Phi Scale" calcext:value-type="string">
            <text:p>0]Array[Phi 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hi Sca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19" table:formula="of:=[.B7]&amp;&quot;]&quot;&amp;[.C7]&amp;&quot;[&quot;&amp;[.D7]" office:value-type="string" office:string-value="0]Colour[OUATINW" calcext:value-type="string">
            <text:p>0]Colour[OUATIN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OUATINW</text:p>
          </table:table-cell>
          <table:table-cell table:style-name="ce22" office:value-type="string" calcext:value-type="string">
            <text:p>#c42b3e</text:p>
          </table:table-cell>
          <table:table-cell table:style-name="ce23" office:value-type="string" calcext:value-type="string">
            <text:p>#c99d3a</text:p>
          </table:table-cell>
          <table:table-cell table:style-name="ce24" office:value-type="string" calcext:value-type="string">
            <text:p>#352020</text:p>
          </table:table-cell>
          <table:table-cell table:style-name="ce25" office:value-type="string" calcext:value-type="string">
            <text:p>#a79088</text:p>
          </table:table-cell>
          <table:table-cell table:style-name="ce26" office:value-type="string" calcext:value-type="string">
            <text:p>#f7f3e6</text:p>
          </table:table-cell>
          <table:table-cell table:style-name="ce27" office:value-type="string" calcext:value-type="string">
            <text:p>#406C9F</text:p>
          </table:table-cell>
          <table:table-cell table:number-columns-repeated="1014"/>
        </table:table-row>
        <table:table-row table:style-name="ro1">
          <table:table-cell table:style-name="ce19" table:formula="of:=[.B8]&amp;&quot;]&quot;&amp;[.C8]&amp;&quot;[&quot;&amp;[.D8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9]&amp;&quot;]&quot;&amp;[.C9]&amp;&quot;[&quot;&amp;[.D9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10]&amp;&quot;]&quot;&amp;[.C10]&amp;&quot;[&quot;&amp;[.D10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11]&amp;&quot;]&quot;&amp;[.C11]&amp;&quot;[&quot;&amp;[.D11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12]&amp;&quot;]&quot;&amp;[.C12]&amp;&quot;[&quot;&amp;[.D12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style-name="ce19" table:formula="of:=[.B13]&amp;&quot;]&quot;&amp;[.C13]&amp;&quot;[&quot;&amp;[.D13]" office:value-type="string" office:string-value="][" calcext:value-type="string">
            <text:p>][</text:p>
          </table:table-cell>
          <table:table-cell table:number-columns-repeated="3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[enter value]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" table:style-name="ta1">
        <table:table-column table:style-name="co7" table:default-cell-style-name="ce21"/>
        <table:table-column table:style-name="co2" table:number-columns-repeated="2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table:style-name="ce21" office:value-type="string" calcext:value-type="string">
            <text:p>Increment</text:p>
          </table:table-cell>
          <table:table-cell table:style-name="ce21" office:value-type="string" calcext:value-type="string">
            <text:p>-----</text:p>
          </table:table-cell>
          <table:table-cell table:style-name="ce21" office:value-type="string" calcext:value-type="string">
            <text:p>----</text:p>
          </table:table-cell>
          <table:table-cell table:style-name="ce21" office:value-type="string" calcext:value-type="string">
            <text:p>---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+++</text:p>
          </table:table-cell>
          <table:table-cell table:style-name="ce21" office:value-type="string" calcext:value-type="string">
            <text:p>++++</text:p>
          </table:table-cell>
          <table:table-cell table:style-name="ce21" office:value-type="string" calcext:value-type="string">
            <text:p>+++++</text:p>
          </table:table-cell>
        </table:table-row>
        <table:table-row table:style-name="ro1">
          <table:table-cell office:value-type="string" calcext:value-type="string">
            <text:p>Sizing</text:p>
          </table:table-cell>
          <table:table-cell office:value-type="string" calcext:value-type="string">
            <text:p>Typeface</text:p>
          </table:table-cell>
          <table:table-cell table:style-name="ce21" office:value-type="string" calcext:value-type="string">
            <text:p>Phi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74" calcext:value-type="float">
            <text:p>174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38:05.746317825</meta:creation-date>
    <dc:date>2020-02-15T15:12:19.102628151</dc:date>
    <meta:editing-duration>PT44M19S</meta:editing-duration>
    <meta:editing-cycles>9</meta:editing-cycles>
    <meta:generator>LibreOffice/6.0.7.3$Linux_X86_64 LibreOffice_project/00m0$Build-3</meta:generator>
    <meta:document-statistic meta:table-count="3" meta:cell-count="608" meta:object-count="0"/>
  </office:meta>
</office:document-meta>
</file>